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9375in" table:align="left"/>
    </style:style>
    <style:style style:name="Table1.A" style:family="table-column">
      <style:table-column-properties style:column-width="3.9375in"/>
    </style:style>
    <style:style style:name="Table1.A1" style:family="table-cell">
      <style:table-cell-properties style:vertical-align="middle" style:border-line-width="0.0007in 0.0347in 0.0007in" fo:padding="0.0194in" fo:border="0.0361in double #808080"/>
    </style:style>
    <style:style style:name="Table1.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3.9222in" table:align="left"/>
    </style:style>
    <style:style style:name="Table2.A" style:family="table-column">
      <style:table-column-properties style:column-width="3.9222in"/>
    </style:style>
    <style:style style:name="Table2.A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margin-top="0in" fo:margin-bottom="0in" fo:text-indent="0in" style:auto-text-indent="false" fo:padding="0in" fo:border="none"/>
    </style:style>
    <style:style style:name="P3" style:family="paragraph" style:parent-style-name="Text_20_body">
      <style:paragraph-properties fo:margin-left="0in" fo:margin-right="0in" fo:margin-top="0in" fo:margin-bottom="0in" fo:text-indent="0in" style:auto-text-indent="false" fo:padding="0in" fo:border="none"/>
      <style:text-properties fo:font-size="16pt" style:font-size-asian="16pt" style:font-size-complex="16pt"/>
    </style:style>
    <style:style style:name="P4" style:family="paragraph" style:parent-style-name="Text_20_body">
      <style:paragraph-properties fo:margin-left="0in" fo:margin-right="0in" fo:margin-top="0in" fo:margin-bottom="0in" fo:text-indent="0in" style:auto-text-indent="false" fo:padding="0in" fo:border="none"/>
      <style:text-properties fo:font-size="20pt" style:font-size-asian="20pt" style:font-size-complex="20pt"/>
    </style:style>
    <style:style style:name="P5" style:family="paragraph" style:parent-style-name="Text_20_body">
      <style:paragraph-properties fo:margin-left="0.25in" fo:margin-right="0in" fo:margin-top="0in" fo:margin-bottom="0in" fo:text-indent="0in" style:auto-text-indent="false" fo:padding="0in" fo:border="none"/>
    </style:style>
    <style:style style:name="P6" style:family="paragraph" style:parent-style-name="Text_20_body" style:list-style-name="L38">
      <style:paragraph-properties fo:margin-left="0.25in" fo:margin-right="0in" fo:margin-top="0in" fo:margin-bottom="0in" fo:text-indent="0in" style:auto-text-indent="false" fo:padding="0in" fo:border="none"/>
    </style:style>
    <style:style style:name="P7" style:family="paragraph" style:parent-style-name="Text_20_body" style:list-style-name="L40">
      <style:paragraph-properties fo:margin-left="0.25in" fo:margin-right="0in" fo:margin-top="0in" fo:margin-bottom="0in" fo:text-indent="0in" style:auto-text-indent="false" fo:padding="0in" fo:border="none"/>
    </style:style>
    <style:style style:name="P8" style:family="paragraph" style:parent-style-name="Text_20_body" style:list-style-name="L41">
      <style:paragraph-properties fo:margin-left="0.25in" fo:margin-right="0in" fo:margin-top="0in" fo:margin-bottom="0in" fo:text-indent="0in" style:auto-text-indent="false" fo:padding="0in" fo:border="none"/>
    </style:style>
    <style:style style:name="P9" style:family="paragraph" style:parent-style-name="Text_20_body" style:list-style-name="L44">
      <style:paragraph-properties fo:margin-left="0.25in" fo:margin-right="0in" fo:margin-top="0in" fo:margin-bottom="0in" fo:text-indent="0in" style:auto-text-indent="false" fo:padding="0in" fo:border="none"/>
    </style:style>
    <style:style style:name="P10" style:family="paragraph" style:parent-style-name="Text_20_body" style:list-style-name="L46">
      <style:paragraph-properties fo:margin-left="0.25in" fo:margin-right="0in" fo:margin-top="0in" fo:margin-bottom="0in" fo:text-indent="0in" style:auto-text-indent="false" fo:padding="0in" fo:border="none"/>
    </style:style>
    <style:style style:name="P11" style:family="paragraph" style:parent-style-name="Text_20_body" style:list-style-name="L48">
      <style:paragraph-properties fo:margin-left="0.25in" fo:margin-right="0in" fo:margin-top="0in" fo:margin-bottom="0in" fo:text-indent="0in" style:auto-text-indent="false" fo:padding="0in" fo:border="none"/>
    </style:style>
    <style:style style:name="P12" style:family="paragraph" style:parent-style-name="Text_20_body" style:list-style-name="L50">
      <style:paragraph-properties fo:margin-left="0.25in" fo:margin-right="0in" fo:margin-top="0in" fo:margin-bottom="0in" fo:text-indent="0in" style:auto-text-indent="false" fo:padding="0in" fo:border="none"/>
    </style:style>
    <style:style style:name="P13" style:family="paragraph" style:parent-style-name="Text_20_body" style:list-style-name="L52">
      <style:paragraph-properties fo:margin-left="0.25in" fo:margin-right="0in" fo:margin-top="0in" fo:margin-bottom="0in" fo:text-indent="0in" style:auto-text-indent="false" fo:padding="0in" fo:border="none"/>
    </style:style>
    <style:style style:name="P14" style:family="paragraph" style:parent-style-name="Text_20_body" style:list-style-name="L54">
      <style:paragraph-properties fo:margin-left="0.25in" fo:margin-right="0in" fo:margin-top="0in" fo:margin-bottom="0in" fo:text-indent="0in" style:auto-text-indent="false" fo:padding="0in" fo:border="none"/>
    </style:style>
    <style:style style:name="P15" style:family="paragraph" style:parent-style-name="Text_20_body" style:list-style-name="L56">
      <style:paragraph-properties fo:margin-left="0.25in" fo:margin-right="0in" fo:margin-top="0in" fo:margin-bottom="0in" fo:text-indent="0in" style:auto-text-indent="false" fo:padding="0in" fo:border="none"/>
    </style:style>
    <style:style style:name="P16" style:family="paragraph" style:parent-style-name="Text_20_body" style:list-style-name="L57">
      <style:paragraph-properties fo:margin-left="0.25in" fo:margin-right="0in" fo:margin-top="0in" fo:margin-bottom="0in" fo:text-indent="0in" style:auto-text-indent="false" fo:padding="0in" fo:border="none"/>
    </style:style>
    <style:style style:name="P17" style:family="paragraph" style:parent-style-name="Text_20_body" style:list-style-name="L58">
      <style:paragraph-properties fo:margin-left="0.25in" fo:margin-right="0in" fo:margin-top="0in" fo:margin-bottom="0in" fo:text-indent="0in" style:auto-text-indent="false" fo:padding="0in" fo:border="none"/>
    </style:style>
    <style:style style:name="P18" style:family="paragraph" style:parent-style-name="Text_20_body" style:list-style-name="L59">
      <style:paragraph-properties fo:margin-left="0.25in" fo:margin-right="0in" fo:margin-top="0in" fo:margin-bottom="0in" fo:text-indent="0in" style:auto-text-indent="false" fo:padding="0in" fo:border="none"/>
    </style:style>
    <style:style style:name="P19" style:family="paragraph" style:parent-style-name="Text_20_body" style:list-style-name="L60">
      <style:paragraph-properties fo:margin-left="0.25in" fo:margin-right="0in" fo:margin-top="0in" fo:margin-bottom="0in" fo:text-indent="0in" style:auto-text-indent="false" fo:padding="0in" fo:border="none"/>
    </style:style>
    <style:style style:name="P20" style:family="paragraph" style:parent-style-name="Text_20_body" style:list-style-name="L61">
      <style:paragraph-properties fo:margin-left="0.25in" fo:margin-right="0in" fo:margin-top="0in" fo:margin-bottom="0in" fo:text-indent="0in" style:auto-text-indent="false" fo:padding="0in" fo:border="none"/>
    </style:style>
    <style:style style:name="P21" style:family="paragraph" style:parent-style-name="Text_20_body" style:list-style-name="L62">
      <style:paragraph-properties fo:margin-left="0.25in" fo:margin-right="0in" fo:margin-top="0in" fo:margin-bottom="0in" fo:text-indent="0in" style:auto-text-indent="false" fo:padding="0in" fo:border="none"/>
    </style:style>
    <style:style style:name="P22" style:family="paragraph" style:parent-style-name="Text_20_body" style:list-style-name="L63">
      <style:paragraph-properties fo:margin-left="0.25in" fo:margin-right="0in" fo:margin-top="0in" fo:margin-bottom="0in" fo:text-indent="0in" style:auto-text-indent="false" fo:padding="0in" fo:border="none"/>
    </style:style>
    <style:style style:name="P23" style:family="paragraph" style:parent-style-name="Text_20_body" style:list-style-name="L64">
      <style:paragraph-properties fo:margin-left="0.25in" fo:margin-right="0in" fo:margin-top="0in" fo:margin-bottom="0in" fo:text-indent="0in" style:auto-text-indent="false" fo:padding="0in" fo:border="none"/>
    </style:style>
    <style:style style:name="P24" style:family="paragraph" style:parent-style-name="Text_20_body" style:list-style-name="L65">
      <style:paragraph-properties fo:margin-left="0.25in" fo:margin-right="0in" fo:margin-top="0in" fo:margin-bottom="0in" fo:text-indent="0in" style:auto-text-indent="false" fo:padding="0in" fo:border="none"/>
    </style:style>
    <style:style style:name="P25" style:family="paragraph" style:parent-style-name="Text_20_body" style:list-style-name="L66">
      <style:paragraph-properties fo:margin-left="0.25in" fo:margin-right="0in" fo:margin-top="0in" fo:margin-bottom="0in" fo:text-indent="0in" style:auto-text-indent="false" fo:padding="0in" fo:border="none"/>
    </style:style>
    <style:style style:name="P26" style:family="paragraph" style:parent-style-name="Text_20_body" style:list-style-name="L68">
      <style:paragraph-properties fo:margin-left="0.25in" fo:margin-right="0in" fo:margin-top="0in" fo:margin-bottom="0in" fo:text-indent="0in" style:auto-text-indent="false" fo:padding="0in" fo:border="none"/>
    </style:style>
    <style:style style:name="P27" style:family="paragraph" style:parent-style-name="Text_20_body" style:list-style-name="L69">
      <style:paragraph-properties fo:margin-left="0.25in" fo:margin-right="0in" fo:margin-top="0in" fo:margin-bottom="0in" fo:text-indent="0in" style:auto-text-indent="false" fo:padding="0in" fo:border="none"/>
    </style:style>
    <style:style style:name="P28" style:family="paragraph" style:parent-style-name="Text_20_body" style:list-style-name="L70">
      <style:paragraph-properties fo:margin-left="0.25in" fo:margin-right="0in" fo:margin-top="0in" fo:margin-bottom="0in" fo:text-indent="0in" style:auto-text-indent="false" fo:padding="0in" fo:border="none"/>
    </style:style>
    <style:style style:name="P29" style:family="paragraph" style:parent-style-name="Text_20_body" style:list-style-name="L71">
      <style:paragraph-properties fo:margin-left="0.25in" fo:margin-right="0in" fo:margin-top="0in" fo:margin-bottom="0in" fo:text-indent="0in" style:auto-text-indent="false" fo:padding="0in" fo:border="none"/>
    </style:style>
    <style:style style:name="P30" style:family="paragraph" style:parent-style-name="Text_20_body">
      <style:paragraph-properties fo:margin-left="0.25in" fo:margin-right="0in" fo:margin-top="0in" fo:margin-bottom="0in" fo:text-indent="0in" style:auto-text-indent="false" fo:padding="0in" fo:border="none"/>
      <style:text-properties fo:font-size="20pt" style:font-size-asian="20pt" style:font-size-complex="20pt"/>
    </style:style>
    <style:style style:name="P31" style:family="paragraph" style:parent-style-name="Text_20_body" style:list-style-name="L39">
      <style:paragraph-properties fo:margin-left="0.75in" fo:margin-right="0in" fo:margin-top="0in" fo:margin-bottom="0in" fo:text-indent="0in" style:auto-text-indent="false" fo:padding="0in" fo:border="none"/>
    </style:style>
    <style:style style:name="P32" style:family="paragraph" style:parent-style-name="Text_20_body" style:list-style-name="L42">
      <style:paragraph-properties fo:margin-left="0.75in" fo:margin-right="0in" fo:margin-top="0in" fo:margin-bottom="0in" fo:text-indent="0in" style:auto-text-indent="false" fo:padding="0in" fo:border="none"/>
    </style:style>
    <style:style style:name="P33" style:family="paragraph" style:parent-style-name="Text_20_body" style:list-style-name="L43">
      <style:paragraph-properties fo:margin-left="0.75in" fo:margin-right="0in" fo:margin-top="0in" fo:margin-bottom="0in" fo:text-indent="0in" style:auto-text-indent="false" fo:padding="0in" fo:border="none"/>
    </style:style>
    <style:style style:name="P34" style:family="paragraph" style:parent-style-name="Text_20_body" style:list-style-name="L45">
      <style:paragraph-properties fo:margin-left="0.75in" fo:margin-right="0in" fo:margin-top="0in" fo:margin-bottom="0in" fo:text-indent="0in" style:auto-text-indent="false" fo:padding="0in" fo:border="none"/>
    </style:style>
    <style:style style:name="P35" style:family="paragraph" style:parent-style-name="Text_20_body" style:list-style-name="L47">
      <style:paragraph-properties fo:margin-left="0.75in" fo:margin-right="0in" fo:margin-top="0in" fo:margin-bottom="0in" fo:text-indent="0in" style:auto-text-indent="false" fo:padding="0in" fo:border="none"/>
    </style:style>
    <style:style style:name="P36" style:family="paragraph" style:parent-style-name="Text_20_body" style:list-style-name="L49">
      <style:paragraph-properties fo:margin-left="0.75in" fo:margin-right="0in" fo:margin-top="0in" fo:margin-bottom="0in" fo:text-indent="0in" style:auto-text-indent="false" fo:padding="0in" fo:border="none"/>
    </style:style>
    <style:style style:name="P37" style:family="paragraph" style:parent-style-name="Text_20_body" style:list-style-name="L51">
      <style:paragraph-properties fo:margin-left="0.75in" fo:margin-right="0in" fo:margin-top="0in" fo:margin-bottom="0in" fo:text-indent="0in" style:auto-text-indent="false" fo:padding="0in" fo:border="none"/>
    </style:style>
    <style:style style:name="P38" style:family="paragraph" style:parent-style-name="Text_20_body" style:list-style-name="L53">
      <style:paragraph-properties fo:margin-left="0.75in" fo:margin-right="0in" fo:margin-top="0in" fo:margin-bottom="0in" fo:text-indent="0in" style:auto-text-indent="false" fo:padding="0in" fo:border="none"/>
    </style:style>
    <style:style style:name="P39" style:family="paragraph" style:parent-style-name="Text_20_body" style:list-style-name="L55">
      <style:paragraph-properties fo:margin-left="0.75in" fo:margin-right="0in" fo:margin-top="0in" fo:margin-bottom="0in" fo:text-indent="0in" style:auto-text-indent="false" fo:padding="0in" fo:border="none"/>
    </style:style>
    <style:style style:name="P40" style:family="paragraph" style:parent-style-name="Text_20_body" style:list-style-name="L67">
      <style:paragraph-properties fo:margin-left="0.2811in" fo:margin-right="0in" fo:margin-top="0in" fo:margin-bottom="0in" fo:text-indent="0in" style:auto-text-indent="false" fo:padding="0in" fo:border="none"/>
    </style:style>
    <style:style style:name="P41" style:family="paragraph" style:parent-style-name="Text_20_body" style:list-style-name="L72">
      <style:paragraph-properties fo:margin-left="0.2811in" fo:margin-right="0in" fo:margin-top="0in" fo:margin-bottom="0in" fo:text-indent="0in" style:auto-text-indent="false" fo:padding="0in" fo:border="none"/>
    </style:style>
    <style:style style:name="P42" style:family="paragraph" style:parent-style-name="Text_20_body" style:list-style-name="L73">
      <style:paragraph-properties fo:margin-left="0.2811in" fo:margin-right="0in" fo:margin-top="0in" fo:margin-bottom="0in" fo:text-indent="0in" style:auto-text-indent="false" fo:padding="0in" fo:border="none"/>
    </style:style>
    <style:style style:name="P43" style:family="paragraph" style:parent-style-name="Text_20_body" style:list-style-name="L74">
      <style:paragraph-properties fo:margin-left="0.2811in" fo:margin-right="0in" fo:margin-top="0in" fo:margin-bottom="0in" fo:text-indent="0in" style:auto-text-indent="false" fo:padding="0in" fo:border="none"/>
    </style:style>
    <style:style style:name="P44" style:family="paragraph" style:parent-style-name="Table_20_Contents">
      <style:paragraph-properties fo:margin-left="0in" fo:margin-right="0in" fo:margin-top="0in" fo:margin-bottom="0in" fo:text-indent="0in" style:auto-text-indent="false" fo:padding="0in" fo:border="none"/>
    </style:style>
    <style:style style:name="T1" style:family="text">
      <style:text-properties fo:language="en" fo:country="US"/>
    </style:style>
    <style:style style:name="T2" style:family="text">
      <style:text-properties fo:language="bg" fo:country="BG"/>
    </style:style>
    <style:style style:name="T3" style:family="text">
      <style:text-properties fo:language="en" fo:country="GB"/>
    </style:style>
    <style:style style:name="T4" style:family="text">
      <style:text-properties fo:font-size="16pt" style:font-size-asian="16pt" style:font-size-complex="16pt"/>
    </style:style>
    <style:style style:name="T5" style:family="text">
      <style:text-properties fo:font-size="16pt" fo:language="en" fo:country="US" style:font-size-asian="16pt" style:font-size-complex="16pt"/>
    </style:style>
    <style:style style:name="T6" style:family="text">
      <style:text-properties fo:font-size="20pt" style:font-size-asian="20pt" style:font-size-complex="20pt"/>
    </style:style>
    <style:style style:name="T7" style:family="text">
      <style:text-properties fo:font-size="20pt" fo:language="en" fo:country="US" style:font-size-asian="20pt" style:font-size-complex="20pt"/>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Java OOP Retake Exam – 1</text:span><text:span text:style-name="T2">9 </text:span><text:span text:style-name="T1">December 2022</text:span> </text:p>
      <text:p text:style-name="P2"/>
      <text:p text:style-name="P4"><text:span text:style-name="T1">Overview</text:span> </text:p>
      <text:p text:style-name="P4"/>
      <text:p text:style-name="P2"><text:span text:style-name="T1">In this exam, your task will be to create a basic magic game. In the game, there are Region, </text:span><text:span text:style-name="T2">Ма</text:span><text:span text:style-name="T1">gicians</text:span> <text:span text:style-name="T1">of different teams, and Magic. </text:span> </text:p>
      <text:p text:style-name="P2"/>
      <text:p text:style-name="P30"><text:span text:style-name="T1">Setup</text:span> </text:p>
      <text:p text:style-name="P30"/>
      <text:list xml:id="list4407519808100363423" text:style-name="L38">
        <text:list-item>
          <text:p text:style-name="P6"><text:span text:style-name="T1">Upload only the magicGame</text:span> <text:span text:style-name="T1">package in every task except</text:span> <text:span text:style-name="T1">Unit Tests.</text:span> </text:p>
        </text:list-item>
        <text:list-item>
          <text:p text:style-name="P6"/>
        </text:list-item>
        <text:list-item>
          <text:p text:style-name="P6"><text:span text:style-name="T1">Do not modify the interfaces or their packages.</text:span> </text:p>
        </text:list-item>
        <text:list-item>
          <text:p text:style-name="P6"/>
        </text:list-item>
        <text:list-item>
          <text:p text:style-name="P6"><text:span text:style-name="T1">Use strong cohesion and loose coupling.</text:span> </text:p>
        </text:list-item>
        <text:list-item>
          <text:p text:style-name="P6"/>
        </text:list-item>
        <text:list-item>
          <text:p text:style-name="P6"><text:span text:style-name="T1">Use inheritance and the provided interfaces wherever possible.</text:span> </text:p>
        </text:list-item>
        <text:list-item>
          <text:p text:style-name="P6"/>
        </text:list-item>
      </text:list>
      <text:list xml:id="list9142140398198019723" text:style-name="L39">
        <text:list-item>
          <text:p text:style-name="P31"><text:span text:style-name="T1">This includes constructors, method parameters, and</text:span> <text:span text:style-name="T1">return types.</text:span> </text:p>
        </text:list-item>
        <text:list-item>
          <text:p text:style-name="P31"/>
        </text:list-item>
      </text:list>
      <text:list xml:id="list3592329156121055942" text:style-name="L40">
        <text:list-item>
          <text:p text:style-name="P7"><text:span text:style-name="T1">Do not</text:span> <text:span text:style-name="T1">violate your interface</text:span> <text:span text:style-name="T1">implementations</text:span> <text:span text:style-name="T1">by adding more public methods</text:span> <text:span text:style-name="T1">in the concrete class than the interface has defined.</text:span> </text:p>
        </text:list-item>
        <text:list-item>
          <text:p text:style-name="P7"/>
        </text:list-item>
        <text:list-item>
          <text:p text:style-name="P7"><text:span text:style-name="T1">Make sure you have no public fields</text:span> <text:span text:style-name="T1">anywhere.</text:span> </text:p>
        </text:list-item>
        <text:list-item>
          <text:p text:style-name="P7"/>
        </text:list-item>
      </text:list>
      <text:p text:style-name="P4"><text:span text:style-name="T1">Task 1: Structure (50 points)</text:span> </text:p>
      <text:p text:style-name="P4"/>
      <text:p text:style-name="P2"><text:span text:style-name="T1">You are given interfaces, and you have to implement their functionality in the correct classes.</text:span> </text:p>
      <text:p text:style-name="P2"><text:span text:style-name="T1">There are 3 types of entities in the application:</text:span> <text:span text:style-name="T1">Magic, Magicians,</text:span> <text:span text:style-name="T1">and Region. There should also be</text:span> <text:span text:style-name="T1">MagicRepositoryImpl</text:span> <text:span text:style-name="T1">and</text:span> <text:span text:style-name="T1">MagicianRepositoryImpl.</text:span> </text:p>
      <text:p text:style-name="P2"/>
      <text:p text:style-name="P4"><text:span text:style-name="T1">MagicImpl</text:span> </text:p>
      <text:p text:style-name="P4"/>
      <text:p text:style-name="P2"><text:span text:style-name="T1">MagicImpl</text:span> <text:span text:style-name="T1">is a base class</text:span> <text:span text:style-name="T1">of any type of magic</text:span> <text:span text:style-name="T1">and it should not be able to be instantiated.</text:span> </text:p>
      <text:p text:style-name="P2"/>
      <text:p text:style-name="P3"><text:span text:style-name="T1">Data</text:span> </text:p>
      <text:p text:style-name="P3"/>
      <text:list xml:id="list3268707061169151288" text:style-name="L41">
        <text:list-item>
          <text:p text:style-name="P8"><text:span text:style-name="T1">name – String</text:span> </text:p>
        </text:list-item>
      </text:list>
      <text:list xml:id="list6123938549075202660" text:style-name="L42">
        <text:list-item>
          <text:p text:style-name="P32"><text:span text:style-name="T1">If the name is null or whitespace,</text:span> <text:span text:style-name="T1">throw a NullPointerException</text:span> <text:span text:style-name="T1">with a message: "Magic cannot be null or empty."</text:span> </text:p>
        </text:list-item>
      </text:list>
      <text:list xml:id="list2447336291907189817" text:style-name="L43">
        <text:list-item>
          <text:p text:style-name="P33"><text:span text:style-name="T1">All names are unique.</text:span> </text:p>
        </text:list-item>
      </text:list>
      <text:list xml:id="list5916858305228457632" text:style-name="L44">
        <text:list-item>
          <text:p text:style-name="P9"><text:span text:style-name="T1">bulletsCount – int</text:span> </text:p>
        </text:list-item>
      </text:list>
      <text:list xml:id="list20135722718760009" text:style-name="L45">
        <text:list-item>
          <text:p text:style-name="P34"><text:soft-page-break/><text:span text:style-name="T1">If the bullets count is below zero,</text:span> <text:span text:style-name="T1">throw an IllegalArgumentException</text:span> <text:span text:style-name="T1">with a message: "Bullets cannot be below 0."</text:span> </text:p>
        </text:list-item>
        <text:list-item>
          <text:p text:style-name="P34"/>
        </text:list-item>
      </text:list>
      <text:p text:style-name="P3"><text:span text:style-name="T1">Behavior</text:span> </text:p>
      <text:p text:style-name="P3"/>
      <text:p text:style-name="P3"><text:span text:style-name="T1">int fire()</text:span> </text:p>
      <text:p text:style-name="P3"/>
      <text:p text:style-name="P2"><text:span text:style-name="T1">The fire()</text:span> <text:span text:style-name="T1">method fires the number of bullets the Magic</text:span> <text:span text:style-name="T1">has and reduces its available amount. RedMagic</text:span> <text:span text:style-name="T1">can fire only 1 bullet and the BlackMagic</text:span> <text:span text:style-name="T1">only 10 at once, not more, not less. If there are not enough</text:span> <text:span text:style-name="T1">bullets, the method should return 0.</text:span> </text:p>
      <text:p text:style-name="P2"/>
      <text:p text:style-name="P3"><text:span text:style-name="T1">Constructor</text:span> </text:p>
      <text:p text:style-name="P3"/>
      <text:p text:style-name="P2"><text:span text:style-name="T1">A Magic</text:span> <text:span text:style-name="T1">should take the following values upon initialization: </text:span> </text:p>
      <text:p text:style-name="P2"><text:span text:style-name="T1">(String name, int bulletsCount)</text:span> </text:p>
      <text:p text:style-name="P2"/>
      <text:p text:style-name="P3"><text:span text:style-name="T1">Child Classes</text:span> </text:p>
      <text:p text:style-name="P3"/>
      <text:p text:style-name="P2"><text:span text:style-name="T1">There are two types of Magic:</text:span> </text:p>
      <text:p text:style-name="P2"/>
      <text:p text:style-name="P3"><text:span text:style-name="T1">RedMagic</text:span> </text:p>
      <text:p text:style-name="P3"/>
      <text:p text:style-name="P2"><text:span text:style-name="T1">The constructor</text:span> <text:span text:style-name="T1">should take the following values upon initialization:</text:span> </text:p>
      <text:p text:style-name="P2"><text:span text:style-name="T1">(String name, int bulletsCount)</text:span> </text:p>
      <text:p text:style-name="P2"><text:span text:style-name="T1">RedMagic can fire()</text:span> <text:span text:style-name="T1">1 bullet at a time.</text:span> </text:p>
      <text:p text:style-name="P2"/>
      <text:p text:style-name="P3"><text:span text:style-name="T1">BlackMagic</text:span> </text:p>
      <text:p text:style-name="P3"/>
      <text:p text:style-name="P2"><text:span text:style-name="T1">The constructor</text:span> <text:span text:style-name="T1">should take the following values upon initialization:</text:span> </text:p>
      <text:p text:style-name="P2"><text:span text:style-name="T1">(String name, int bulletsCount)</text:span> </text:p>
      <text:p text:style-name="P2"><text:span text:style-name="T1">BlackMagic can fire()</text:span> <text:span text:style-name="T1">10 bullets at a time.</text:span> </text:p>
      <text:p text:style-name="P2"/>
      <text:p text:style-name="P3"><text:span text:style-name="T1">MagicianImpl</text:span> </text:p>
      <text:p text:style-name="P3"/>
      <text:p text:style-name="P2"><text:span text:style-name="T1">MagicianImpl</text:span> <text:span text:style-name="T1">is a base class</text:span> <text:span text:style-name="T1">for any type of magician,</text:span> <text:span text:style-name="T1">and it should not be able to be instantiated.</text:span> </text:p>
      <text:p text:style-name="P2"/>
      <text:p text:style-name="P3"><text:span text:style-name="T1">Data</text:span> </text:p>
      <text:p text:style-name="P3"/>
      <text:list xml:id="list680319342557062016" text:style-name="L46">
        <text:list-item>
          <text:p text:style-name="P10"><text:span text:style-name="T1">username</text:span> <text:span text:style-name="T1">- String</text:span>  </text:p>
        </text:list-item>
      </text:list>
      <text:list xml:id="list2205733582730372492" text:style-name="L47">
        <text:list-item>
          <text:p text:style-name="P35"><text:span text:style-name="T1">If the username is null or whitespace,</text:span> <text:span text:style-name="T1">throw a NullPointerException</text:span> <text:span text:style-name="T1">with a message: "Username cannot be null or empty."</text:span> </text:p>
        </text:list-item>
        <text:list-item>
          <text:p text:style-name="P35"><text:span text:style-name="T1">All names are unique.</text:span> </text:p>
        </text:list-item>
      </text:list>
      <text:list xml:id="list8846593688194499786" text:style-name="L48">
        <text:list-item>
          <text:p text:style-name="P11"><text:span text:style-name="T1">health -  int</text:span> </text:p>
        </text:list-item>
      </text:list>
      <text:list xml:id="list1751934394537230865" text:style-name="L49">
        <text:list-item>
          <text:p text:style-name="P36"><text:soft-page-break/><text:span text:style-name="T1">If the health is below 0,</text:span> <text:span text:style-name="T1">throw an IllegalArgumentException</text:span> <text:span text:style-name="T1">with a message: "Magician health cannot be below 0."</text:span> </text:p>
        </text:list-item>
      </text:list>
      <text:list xml:id="list5682900764027846138" text:style-name="L50">
        <text:list-item>
          <text:p text:style-name="P12"><text:span text:style-name="T1">protection -  int</text:span> </text:p>
        </text:list-item>
      </text:list>
      <text:list xml:id="list8202004463049834007" text:style-name="L51">
        <text:list-item>
          <text:p text:style-name="P37"><text:span text:style-name="T1">If the protection is below 0,</text:span> <text:span text:style-name="T1">throw an IllegalArgumentException</text:span> <text:span text:style-name="T1">with a message: "Magician protection cannot be below 0."</text:span> </text:p>
        </text:list-item>
      </text:list>
      <text:list xml:id="list5828822728865302317" text:style-name="L52">
        <text:list-item>
          <text:p text:style-name="P13"><text:span text:style-name="T1">isAlive -  boolean</text:span> </text:p>
        </text:list-item>
      </text:list>
      <text:list xml:id="list6163602087832438887" text:style-name="L53">
        <text:list-item>
          <text:p text:style-name="P38"><text:span text:style-name="T1">If the health is above zero.</text:span> </text:p>
        </text:list-item>
      </text:list>
      <text:list xml:id="list2461242367762805602" text:style-name="L54">
        <text:list-item>
          <text:p text:style-name="P14"><text:span text:style-name="T1">magic -  Magic</text:span> </text:p>
        </text:list-item>
      </text:list>
      <text:list xml:id="list6192065876838600142" text:style-name="L55">
        <text:list-item>
          <text:p text:style-name="P39"><text:span text:style-name="T1">If the magic object is null,</text:span> <text:span text:style-name="T1">throw a NullPointerException</text:span> <text:span text:style-name="T1">with a message: "Magic cannot be null."</text:span> </text:p>
        </text:list-item>
        <text:list-item>
          <text:p text:style-name="P39"/>
        </text:list-item>
      </text:list>
      <text:p text:style-name="P3"><text:span text:style-name="T1">Behavior</text:span> </text:p>
      <text:p text:style-name="P3"/>
      <text:p text:style-name="P3"><text:span text:style-name="T1">void takeDamage(int points)</text:span> </text:p>
      <text:p text:style-name="P3"/>
      <text:p text:style-name="P2"><text:span text:style-name="T1">The takeDamage()</text:span> <text:span text:style-name="T1">method decreases the Magician's</text:span> <text:span text:style-name="T1">protection</text:span> <text:span text:style-name="T1">and health. First, you need to reduce the protection. If the protection reaches 0, transfer the damage to health points. If the health points are less than or equal to zero, the magician is dead.</text:span> </text:p>
      <text:p text:style-name="P2"/>
      <text:p text:style-name="P3"><text:span text:style-name="T1">Constructor</text:span> </text:p>
      <text:p text:style-name="P3"/>
      <text:p text:style-name="P2"><text:span text:style-name="T1">A Magician</text:span> <text:span text:style-name="T1">should take the following values upon initialization: </text:span> </text:p>
      <text:p text:style-name="P2"><text:span text:style-name="T1">(String username, int health, int protection, Magic magic)</text:span> </text:p>
      <text:p text:style-name="P2"/>
      <text:p text:style-name="P3"><text:span text:style-name="T1">Child Classes</text:span> </text:p>
      <text:p text:style-name="P3"/>
      <text:p text:style-name="P2"><text:span text:style-name="T1">There are two types of Magician:</text:span> </text:p>
      <text:p text:style-name="P2"/>
      <text:p text:style-name="P3"><text:span text:style-name="T1">Wizard</text:span> </text:p>
      <text:p text:style-name="P3"/>
      <text:p text:style-name="P2"><text:span text:style-name="T1">The constructor</text:span> <text:span text:style-name="T1">should take the following values upon initialization:</text:span> </text:p>
      <text:p text:style-name="P2"><text:span text:style-name="T1">(String username, int health, int protection, Magic magic)</text:span> </text:p>
      <text:p text:style-name="P2"/>
      <text:p text:style-name="P3"><text:span text:style-name="T1">BlackWidow</text:span> </text:p>
      <text:p text:style-name="P3"/>
      <text:p text:style-name="P2"><text:span text:style-name="T1">The constructor</text:span> <text:span text:style-name="T1">should take the following values upon initialization:</text:span> </text:p>
      <text:p text:style-name="P2"><text:span text:style-name="T1">(String username, int health, int protection, Magic magic)</text:span> </text:p>
      <text:p text:style-name="P2"/>
      <text:p text:style-name="P3"><text:span text:style-name="T1">RegionImpl</text:span> </text:p>
      <text:p text:style-name="P3"/>
      <text:p text:style-name="P2"><text:span text:style-name="T1">The RegionImpl</text:span> <text:span text:style-name="T1">is the ground where the wizard fights happen</text:span><text:span text:style-name="T2">.</text:span> </text:p>
      <text:p text:style-name="P2"/>
      <text:p text:style-name="P3"><text:span text:style-name="T1">Behavior</text:span> </text:p>
      <text:p text:style-name="P3"><text:soft-page-break/></text:p>
      <text:p text:style-name="P3"><text:span text:style-name="T1">String start(Collection&lt;Magician&gt; magicians)</text:span> </text:p>
      <text:p text:style-name="P3"/>
      <text:p text:style-name="P2"><text:span text:style-name="T1">Separates the magicians into two types - Wizard</text:span> <text:span text:style-name="T1">and Black Widow. The game continues until one of the teams is completely dead (all magicians have 0 health). Both magician groups take turn shooting at each other – first are the Wizards, then the Black Widows</text:span> <text:span text:style-name="T1">inflict damage equal to their bullet fired from their Magic.</text:span> <text:span text:style-name="T1">Make sure the Magician</text:span> <text:span text:style-name="T1">has enough bullets before he/she tries to attack!</text:span> </text:p>
      <text:p text:style-name="P2"><text:span text:style-name="T1">The damage they deal comes from each magic property of each Magician.</text:span> </text:p>
      <text:p text:style-name="P2"><text:span text:style-name="T1">If Wizards win return</text:span> <text:span text:style-name="T1">"Wizards win!"</text:span> <text:span text:style-name="T1">otherwise return</text:span> <text:span text:style-name="T1">"Black widows win!"</text:span> </text:p>
      <text:p text:style-name="P2"/>
      <text:p text:style-name="P3"><text:span text:style-name="T1">MagicRepositoryImpl</text:span> </text:p>
      <text:p text:style-name="P3"/>
      <text:p text:style-name="P2"><text:span text:style-name="T1">The magic repository</text:span> <text:span text:style-name="T1">is a repository</text:span> <text:span text:style-name="T1">for all magics</text:span> <text:span text:style-name="T1">in the game.</text:span> </text:p>
      <text:p text:style-name="P2"/>
      <text:p text:style-name="P3"><text:span text:style-name="T1">Data</text:span> </text:p>
      <text:p text:style-name="P3"/>
      <text:list xml:id="list4414442350371099056" text:style-name="L56">
        <text:list-item>
          <text:p text:style-name="P15"><text:span text:style-name="T1">data</text:span> <text:span text:style-name="T1">- a</text:span> <text:span text:style-name="T1">Collection of magics</text:span> </text:p>
        </text:list-item>
        <text:list-item>
          <text:p text:style-name="P15"/>
        </text:list-item>
      </text:list>
      <text:p text:style-name="P3"><text:span text:style-name="T1">Behavior</text:span> </text:p>
      <text:p text:style-name="P3"/>
      <text:p text:style-name="P3"><text:span text:style-name="T1">void addMagic(Magic magic)</text:span> </text:p>
      <text:p text:style-name="P3"/>
      <text:list xml:id="list812581408538627236" text:style-name="L57">
        <text:list-item>
          <text:p text:style-name="P16"><text:span text:style-name="T1">If the magic is null,</text:span> <text:span text:style-name="T1">throw a NullPointerException</text:span> <text:span text:style-name="T1">with a message: "Cannot add null in Magic Repository</text:span><text:span text:style-name="T2">.</text:span><text:span text:style-name="T1">"</text:span> </text:p>
        </text:list-item>
        <text:list-item>
          <text:p text:style-name="P16"><text:span text:style-name="T1">Adds</text:span> <text:span text:style-name="T1">a magic</text:span> <text:span text:style-name="T1">to the collection.</text:span> </text:p>
        </text:list-item>
        <text:list-item>
          <text:p text:style-name="P16"/>
        </text:list-item>
      </text:list>
      <text:p text:style-name="P3"><text:span text:style-name="T1">boolean removeMagic(Magic magic)</text:span> </text:p>
      <text:p text:style-name="P3"/>
      <text:list xml:id="list4427181142978339887" text:style-name="L58">
        <text:list-item>
          <text:p text:style-name="P17"><text:span text:style-name="T1">Removes</text:span> <text:span text:style-name="T1">a magic</text:span> <text:span text:style-name="T1">from the collection. Returns true</text:span> <text:span text:style-name="T1">if the removal was successful, otherwise</text:span> –<text:span text:style-name="T1"> false.</text:span> </text:p>
        </text:list-item>
        <text:list-item>
          <text:p text:style-name="P17"/>
        </text:list-item>
      </text:list>
      <text:p text:style-name="P3"><text:span text:style-name="T1">Magic findByName(String name)</text:span> </text:p>
      <text:p text:style-name="P3"/>
      <text:list xml:id="list5543030548346276154" text:style-name="L59">
        <text:list-item>
          <text:p text:style-name="P18"><text:span text:style-name="T1">Returns</text:span> <text:span text:style-name="T1">the first</text:span> <text:span text:style-name="T1">magic</text:span> <text:span text:style-name="T1">with the given name, if there is such a magic. Otherwise, returns null.</text:span> </text:p>
        </text:list-item>
        <text:list-item>
          <text:p text:style-name="P18"/>
        </text:list-item>
      </text:list>
      <text:p text:style-name="P3"><text:span text:style-name="T1">MagicianRepositoryImpl</text:span> </text:p>
      <text:p text:style-name="P3"/>
      <text:p text:style-name="P2"><text:span text:style-name="T1">The magician repository</text:span> <text:span text:style-name="T1">is a repository</text:span> <text:span text:style-name="T1">for all magicians</text:span> <text:span text:style-name="T1">in the game.</text:span> </text:p>
      <text:p text:style-name="P2"/>
      <text:p text:style-name="P3"><text:span text:style-name="T1">Data</text:span> </text:p>
      <text:p text:style-name="P3"/>
      <text:list xml:id="list6682779352661980922" text:style-name="L60">
        <text:list-item>
          <text:p text:style-name="P19"><text:span text:style-name="T1">data</text:span> <text:span text:style-name="T1">- a</text:span> <text:span text:style-name="T1">collection of magicians</text:span> </text:p>
        </text:list-item>
        <text:list-item>
          <text:p text:style-name="P19"><text:soft-page-break/></text:p>
        </text:list-item>
      </text:list>
      <text:p text:style-name="P3"><text:span text:style-name="T1">Behavior</text:span> </text:p>
      <text:p text:style-name="P3"/>
      <text:p text:style-name="P3"><text:span text:style-name="T1">void addMagician(Magician magician)</text:span> </text:p>
      <text:p text:style-name="P3"/>
      <text:list xml:id="list295585723617575788" text:style-name="L61">
        <text:list-item>
          <text:p text:style-name="P20"><text:span text:style-name="T1">If the magician is null,</text:span> <text:span text:style-name="T1">throw a NullPointerException</text:span> <text:span text:style-name="T1">with a message: "Cannot add null in Magician Repository.".</text:span> </text:p>
        </text:list-item>
        <text:list-item>
          <text:p text:style-name="P20"><text:span text:style-name="T1">Adds</text:span> <text:span text:style-name="T1">a magician</text:span> <text:span text:style-name="T1">to the collection.</text:span> </text:p>
        </text:list-item>
        <text:list-item>
          <text:p text:style-name="P20"/>
        </text:list-item>
      </text:list>
      <text:p text:style-name="P2"><text:span text:style-name="T5">boolean removeMagician(Magician magician)</text:span><text:span text:style-name="T4"> </text:span></text:p>
      <text:p text:style-name="P2"><text:span text:style-name="T4"/></text:p>
      <text:list xml:id="list4387521257786729779" text:style-name="L62">
        <text:list-item>
          <text:p text:style-name="P21"><text:span text:style-name="T1">Removes</text:span> <text:span text:style-name="T1">a magician</text:span> <text:span text:style-name="T1">from the collection. Returns true</text:span> <text:span text:style-name="T1">if the removal was successful, otherwise</text:span> <text:span text:style-name="T1">- false.</text:span> </text:p>
        </text:list-item>
        <text:list-item>
          <text:p text:style-name="P21"/>
        </text:list-item>
      </text:list>
      <text:p text:style-name="P3"><text:span text:style-name="T1">Magician findByName(String name)</text:span> </text:p>
      <text:p text:style-name="P3"/>
      <text:list xml:id="list7348454488236702519" text:style-name="L63">
        <text:list-item>
          <text:p text:style-name="P22"><text:span text:style-name="T1">Returns</text:span> <text:span text:style-name="T1">the first</text:span> <text:span text:style-name="T1">magician</text:span> <text:span text:style-name="T1">with the given username, if there is such a magician. Otherwise, returns null.</text:span> </text:p>
        </text:list-item>
      </text:list>
      <text:p text:style-name="P5"/>
      <text:p text:style-name="P5"/>
      <text:p text:style-name="P4"><text:span text:style-name="T1">Task 2: Business Logic (150 points)</text:span> </text:p>
      <text:p text:style-name="P4"/>
      <text:p text:style-name="P4"><text:span text:style-name="T1">The Controller Class</text:span> </text:p>
      <text:p text:style-name="P4"/>
      <text:p text:style-name="P2"><text:span text:style-name="T1">The business logic of the program should be concentrated around several commands. You are given interfaces that you must implement in the correct classes.</text:span> .</text:p>
      <text:p text:style-name="P2"/>
      <text:p text:style-name="P2"><text:span text:style-name="T1">Note: The ControllerImpl</text:span> <text:span text:style-name="T1">class SHOULD NOT handle exceptions! The tests are designed to expect exceptions, not messages!</text:span> </text:p>
      <text:p text:style-name="P2"/>
      <text:p text:style-name="P2"><text:span text:style-name="T1">The first interface is Controller. You must create a ControllerImpl</text:span> <text:span text:style-name="T1">class, which implements the interface and implements all its methods. The given methods should have the following logic:</text:span> </text:p>
      <text:p text:style-name="P2"/>
      <text:p text:style-name="P4"><text:span text:style-name="T1">Data</text:span> </text:p>
      <text:p text:style-name="P4"/>
      <text:p text:style-name="P2"><text:span text:style-name="T1">You need to keep track of some things; this is why you need some private fields in your controller class:</text:span> </text:p>
      <text:p text:style-name="P2"/>
      <text:list xml:id="list2558947463416835206" text:style-name="L64">
        <text:list-item>
          <text:p text:style-name="P23"><text:span text:style-name="T1">magics</text:span> <text:span text:style-name="T1">- MagicRepositoryImpl</text:span>  </text:p>
        </text:list-item>
        <text:list-item>
          <text:p text:style-name="P23"><text:span text:style-name="T1">magicians</text:span> – <text:span text:style-name="T1">MagicianRepositoryImpl</text:span> </text:p>
        </text:list-item>
        <text:list-item>
          <text:p text:style-name="P23"><text:span text:style-name="T1">region - Region</text:span> </text:p>
        </text:list-item>
        <text:list-item>
          <text:p text:style-name="P23"><text:soft-page-break/></text:p>
        </text:list-item>
      </text:list>
      <text:p text:style-name="P4"><text:span text:style-name="T1">Commands</text:span> </text:p>
      <text:p text:style-name="P4"/>
      <text:p text:style-name="P2"><text:span text:style-name="T1">There are several commands, which control the business</text:span> <text:span text:style-name="T1">logic</text:span> <text:span text:style-name="T1">of the application. They are stated</text:span> <text:span text:style-name="T1">below.</text:span> </text:p>
      <text:p text:style-name="P2"> </text:p>
      <text:p text:style-name="P2"> </text:p>
      <text:p text:style-name="P4"><text:span text:style-name="T1">AddMagic Command</text:span> </text:p>
      <text:p text:style-name="P4"/>
      <text:p text:style-name="P2"><text:span text:style-name="T1">Parameters</text:span> </text:p>
      <text:list xml:id="list4635129265122678518" text:style-name="L65">
        <text:list-item>
          <text:p text:style-name="P24"><text:span text:style-name="T1">type</text:span> <text:span text:style-name="T1">-</text:span> <text:span text:style-name="T1">String</text:span> </text:p>
        </text:list-item>
      </text:list>
      <text:list xml:id="list2367036199274374710" text:style-name="L66">
        <text:list-item>
          <text:p text:style-name="P25"><text:span text:style-name="T1">name</text:span> <text:span text:style-name="T1">-</text:span> <text:span text:style-name="T1">String</text:span> </text:p>
        </text:list-item>
        <text:list-item>
          <text:p text:style-name="P25"><text:span text:style-name="T1">bulletsCount</text:span> <text:span text:style-name="T1">-</text:span> <text:span text:style-name="T1">int</text:span> </text:p>
        </text:list-item>
        <text:list-item>
          <text:p text:style-name="P25"/>
        </text:list-item>
      </text:list>
      <text:p text:style-name="P2"><text:span text:style-name="T7">Functionality</text:span><text:span text:style-name="T6"> </text:span></text:p>
      <text:p text:style-name="P2"><text:span text:style-name="T6"/></text:p>
      <text:p text:style-name="P2"><text:span text:style-name="T1">Adds</text:span> <text:span text:style-name="T1">a Magic and adds</text:span> <text:span text:style-name="T1">it to the MagicRepositoryImpl. Valid</text:span> <text:span text:style-name="T1">types are "RedMagic" and "BlackMagic".</text:span> </text:p>
      <text:p text:style-name="P2"/>
      <text:p text:style-name="P2"><text:span text:style-name="T1">If the Magic</text:span> <text:span text:style-name="T1">type</text:span> <text:span text:style-name="T1">is invalid, you have to throw an IllegalArgumentException</text:span> <text:span text:style-name="T1">with the following message:</text:span> </text:p>
      <text:p text:style-name="P2"/>
      <text:list xml:id="list1286508626250621957" text:style-name="L67">
        <text:list-item>
          <text:p text:style-name="P40"><text:span text:style-name="T1">"Invalid magic type."</text:span> </text:p>
        </text:list-item>
        <text:list-item>
          <text:p text:style-name="P40"/>
        </text:list-item>
      </text:list>
      <text:p text:style-name="P2"><text:span text:style-name="T1">If the Magic</text:span> <text:span text:style-name="T1">is added successfully, the method should return</text:span> <text:span text:style-name="T1">the following String:</text:span> </text:p>
      <text:list xml:id="list5242457034965959457" text:style-name="L68">
        <text:list-item>
          <text:p text:style-name="P26"><text:span text:style-name="T1">"Successfully added magic {magicName}."</text:span> </text:p>
        </text:list-item>
        <text:list-item>
          <text:p text:style-name="P26"/>
        </text:list-item>
      </text:list>
      <text:p text:style-name="P4"><text:span text:style-name="T1">AddMagician Command</text:span> </text:p>
      <text:p text:style-name="P4"/>
      <text:p text:style-name="P2"><text:span text:style-name="T1">Parameters</text:span> </text:p>
      <text:list xml:id="list7326447607807526820" text:style-name="L69">
        <text:list-item>
          <text:p text:style-name="P27"><text:span text:style-name="T1">type</text:span> – <text:span text:style-name="T1">String</text:span> </text:p>
        </text:list-item>
        <text:list-item>
          <text:p text:style-name="P27"><text:span text:style-name="T1">username – String</text:span> </text:p>
        </text:list-item>
        <text:list-item>
          <text:p text:style-name="P27"><text:span text:style-name="T1">health – int</text:span> </text:p>
        </text:list-item>
        <text:list-item>
          <text:p text:style-name="P27"><text:span text:style-name="T1">protection – int</text:span> </text:p>
        </text:list-item>
        <text:list-item>
          <text:p text:style-name="P27"><text:span text:style-name="T1">magicName – String</text:span> </text:p>
        </text:list-item>
        <text:list-item>
          <text:p text:style-name="P27"/>
        </text:list-item>
      </text:list>
      <text:p text:style-name="P4"><text:span text:style-name="T1">Functionality</text:span> </text:p>
      <text:p text:style-name="P4"/>
      <text:p text:style-name="P2"><text:span text:style-name="T1">Creates</text:span> <text:span text:style-name="T1">a Magician</text:span> <text:span text:style-name="T1">of the given type</text:span> <text:span text:style-name="T1">and adds</text:span> <text:span text:style-name="T1">it to the MagicianRepositoryImpl. Valid</text:span> <text:span text:style-name="T1">types are: "Wizard" and "BlackWidow". </text:span> </text:p>
      <text:p text:style-name="P2"><text:span text:style-name="T1">If the magic</text:span> <text:span text:style-name="T1">is not found throw NullPointerException with a message:</text:span> </text:p>
      <text:list xml:id="list7278294296386659870" text:style-name="L70">
        <text:list-item>
          <text:p text:style-name="P28"><text:soft-page-break/><text:span text:style-name="T1">"Magic cannot be found!"</text:span> </text:p>
        </text:list-item>
      </text:list>
      <text:p text:style-name="P2"><text:span text:style-name="T1">If the magician type</text:span> <text:span text:style-name="T1">is invalid, throw an IllegalArgumentException</text:span> <text:span text:style-name="T1">with a message:</text:span> </text:p>
      <text:list xml:id="list1039884048025317065" text:style-name="L71">
        <text:list-item>
          <text:p text:style-name="P29"><text:span text:style-name="T1">"Invalid magician type!"</text:span> </text:p>
        </text:list-item>
      </text:list>
      <text:p text:style-name="P2"><text:span text:style-name="T1">The method</text:span> <text:span text:style-name="T1">should return</text:span> <text:span text:style-name="T1">the following String</text:span> <text:span text:style-name="T1">if the operation</text:span> <text:span text:style-name="T1">is successful:</text:span> </text:p>
      <text:list xml:id="list5519908761363918298" text:style-name="L72">
        <text:list-item>
          <text:p text:style-name="P41"><text:span text:style-name="T1">"Successfully added magician {username}."</text:span> </text:p>
        </text:list-item>
      </text:list>
      <text:p text:style-name="P2"><text:span text:style-name="T1">StartGame Command</text:span> </text:p>
      <text:p text:style-name="P2"><text:span text:style-name="T1">Functionality</text:span> </text:p>
      <text:p text:style-name="P2"><text:span text:style-name="T1">The game starts with all magicians that are alive! Returns the result from the start() method.</text:span> </text:p>
      <text:p text:style-name="P2"><text:span text:style-name="T1">Report Command</text:span> </text:p>
      <text:p text:style-name="P2"><text:span text:style-name="T1">Functionality</text:span> </text:p>
      <text:p text:style-name="P2"><text:span text:style-name="T1">Returns information about each magician separated with a new line. Order then by health descending, then by username alphabetically, them by type alphabetically. You can use the overridden .toString() Magician method.</text:span> </text:p>
      <text:p text:style-name="P2"><text:span text:style-name="T1">"{magician type}: {magician username}</text:span> </text:p>
      <text:p text:style-name="P2"> <text:span text:style-name="T1">Health: {magician health}</text:span> </text:p>
      <text:p text:style-name="P2"> <text:span text:style-name="T1">Protection: {magician protection}</text:span> </text:p>
      <text:p text:style-name="P2"> <text:span text:style-name="T1">Magic: {magician magic name}"</text:span> </text:p>
      <text:p text:style-name="P2"><text:span text:style-name="T1"/></text:p>
      <text:p text:style-name="P2"><text:span text:style-name="T1">Note: Use System.lineSeparator() for a new line and don't forget to trim if you use StringBuilder.</text:span> </text:p>
      <text:p text:style-name="P2"><text:span text:style-name="T1">Input / Output</text:span> </text:p>
      <text:p text:style-name="P2"><text:span text:style-name="T1"/></text:p>
      <text:p text:style-name="P2"><text:span text:style-name="T1">You are provided with one interface, which will help with the correct execution process of your program. The interface is Engine</text:span> <text:span text:style-name="T1">and the class implementing this interface should read the input and when the program finishes, this class should print the output.</text:span> <text:span text:style-name="T2">The </text:span><text:span text:style-name="T1">Main</text:span> <text:span text:style-name="T2">method is complete. Do </text:span><text:span text:style-name="T1">not add anything to it.</text:span> </text:p>
      <text:p text:style-name="P2"><text:span text:style-name="T1">Input</text:span> </text:p>
      <text:p text:style-name="P2"/>
      <text:p text:style-name="P2"><text:span text:style-name="T1">Below, you can see the format</text:span> <text:span text:style-name="T1">in which each command</text:span> <text:span text:style-name="T1">will be given in the input:</text:span> </text:p>
      <text:p text:style-name="P2"/>
      <text:list xml:id="list3636983372923054720" text:style-name="L73">
        <text:list-item>
          <text:p text:style-name="P42"><text:span text:style-name="T1">AddMagic</text:span> <text:span text:style-name="T1">{type} {name} {bulletsCount}</text:span> </text:p>
        </text:list-item>
        <text:list-item>
          <text:p text:style-name="P42"><text:span text:style-name="T1">AddMagician {type} {username} {health} {protection} {magicName}</text:span> </text:p>
        </text:list-item>
      </text:list>
      <text:list xml:id="list1081081583471799670" text:style-name="L74">
        <text:list-item>
          <text:p text:style-name="P43"><text:span text:style-name="T1">StartGame</text:span> </text:p>
        </text:list-item>
        <text:list-item>
          <text:p text:style-name="P43"><text:span text:style-name="T1">Report</text:span> </text:p>
        </text:list-item>
        <text:list-item>
          <text:p text:style-name="P43"><text:span text:style-name="T1">Exit</text:span> </text:p>
        </text:list-item>
        <text:list-item>
          <text:p text:style-name="P43"/>
        </text:list-item>
      </text:list>
      <text:p text:style-name="P2"><text:span text:style-name="T1">Output</text:span> </text:p>
      <text:p text:style-name="P2"/>
      <text:p text:style-name="P2"><text:span text:style-name="T1">Print the output from each command when issued. If an exception is thrown during any of the commands' execution, print the exception message.</text:span> </text:p>
      <text:p text:style-name="P2"><text:span text:style-name="T1">Examples</text:span> </text:p>
      <text:section text:style-name="Sect1" text:name="{ae64027f-871a-4319-8227-eb2e56b07eb9}{241}">
        <text:p text:style-name="P1"/>
      </text:section>
      <table:table table:name="Table1" table:style-name="Table1">
        <table:table-column table:style-name="Table1.A"/>
        <table:table-row>
          <table:table-cell table:style-name="Table1.A1" office:value-type="string">
            <text:p text:style-name="P44"><text:span text:style-name="T1">Input</text:span> </text:p>
          </table:table-cell>
        </table:table-row>
        <table:table-row>
          <table:table-cell table:style-name="Table1.A2" office:value-type="string">
            <text:p text:style-name="P44"><text:span text:style-name="T1">AddMagic RedMagic Calypso 100</text:span> </text:p>
            <text:p text:style-name="P44"><text:span text:style-name="T1">AddMagic RedMagic Faye 100</text:span> </text:p>
            <text:p text:style-name="P44"><text:span text:style-name="T1">AddMagic Granate Invalid 100</text:span> </text:p>
            <text:p text:style-name="P44"><text:span text:style-name="T1">AddMagic BlackMagic Sabrina</text:span> <text:span text:style-name="T1">5</text:span> </text:p>
            <text:p text:style-name="P44"><text:span text:style-name="T1">AddMagic BlackMagic Luna</text:span> <text:span text:style-name="T1">15</text:span> </text:p>
            <text:p text:style-name="P44"><text:soft-page-break/><text:span text:style-name="T1">AddMagician Wizard bestWizz 50 50 Calypso</text:span> </text:p>
            <text:p text:style-name="P44"><text:span text:style-name="T1">AddMagician Wizard topOfTheTop 50 50 Faye</text:span> </text:p>
            <text:p text:style-name="P44"><text:span text:style-name="T1">AddMagician Wizard javaLover 20 -50 Faye</text:span> </text:p>
            <text:p text:style-name="P44"><text:span text:style-name="T1">AddMagician BlackWidow JohnLoveJava 50 50 Sabrina</text:span> </text:p>
            <text:p text:style-name="P44"><text:span text:style-name="T1">AddMagician BlackWidow magicianPeter 30 30 Luna</text:span> </text:p>
            <text:p text:style-name="P44"><text:span text:style-name="T1">AddMagician Player Invalid 30 30 Luna</text:span> </text:p>
            <text:p text:style-name="P44"><text:span text:style-name="T1">StartGame</text:span> </text:p>
            <text:p text:style-name="P44"><text:span text:style-name="T1">Report</text:span> </text:p>
            <text:p text:style-name="P44"><text:span text:style-name="T1">Exit</text:span> </text:p>
          </table:table-cell>
        </table:table-row>
        <table:table-row>
          <table:table-cell table:style-name="Table1.A2" office:value-type="string">
            <text:p text:style-name="P44"><text:span text:style-name="T1">Output</text:span> </text:p>
          </table:table-cell>
        </table:table-row>
        <table:table-row>
          <table:table-cell table:style-name="Table1.A2" office:value-type="string">
            <text:p text:style-name="P44"><text:span text:style-name="T1">Successfully added magic Calypso.</text:span> </text:p>
            <text:p text:style-name="P44"><text:span text:style-name="T1">Successfully added magic Faye.</text:span> </text:p>
            <text:p text:style-name="P44"><text:span text:style-name="T1">Invalid magic type!</text:span> </text:p>
            <text:p text:style-name="P44"><text:span text:style-name="T1">Successfully added magic Sabrina.</text:span> </text:p>
            <text:p text:style-name="P44"><text:span text:style-name="T1">Successfully added magic Luna.</text:span> </text:p>
            <text:p text:style-name="P44"><text:span text:style-name="T1">Successfully added magician bestWizz.</text:span> </text:p>
            <text:p text:style-name="P44"><text:span text:style-name="T1">Successfully added magician topOfTheTop.</text:span> </text:p>
            <text:p text:style-name="P44"><text:span text:style-name="T1">Magician protection cannot be below 0.</text:span> </text:p>
            <text:p text:style-name="P44"><text:span text:style-name="T1">Successfully added magician JohnLoveJava.</text:span> </text:p>
            <text:p text:style-name="P44"><text:span text:style-name="T1">Successfully added magician magicianPeter.</text:span> </text:p>
            <text:p text:style-name="P44"><text:span text:style-name="T1">Invalid magician type!</text:span> </text:p>
            <text:p text:style-name="P44"><text:span text:style-name="T1">Wizards win!</text:span> </text:p>
            <text:p text:style-name="P44"><text:span text:style-name="T1">BlackWidow: JohnLoveJava</text:span> </text:p>
            <text:p text:style-name="P44"><text:span text:style-name="T1">Health: 0</text:span> </text:p>
            <text:p text:style-name="P44"><text:span text:style-name="T1">Protection: 0</text:span> </text:p>
            <text:p text:style-name="P44"><text:span text:style-name="T1">Magic: Sabrina</text:span> </text:p>
            <text:p text:style-name="P44"><text:span text:style-name="T1">BlackWidow: magicianPeter</text:span> </text:p>
            <text:p text:style-name="P44"><text:span text:style-name="T1">Health: 0</text:span> </text:p>
            <text:p text:style-name="P44"><text:span text:style-name="T1">Protection: 0</text:span> </text:p>
            <text:p text:style-name="P44"><text:span text:style-name="T1">Magic: Luna</text:span> </text:p>
            <text:p text:style-name="P44"><text:span text:style-name="T1">Wizard: bestWizz</text:span> </text:p>
            <text:p text:style-name="P44"><text:span text:style-name="T1">Health: 50</text:span> </text:p>
            <text:p text:style-name="P44"><text:span text:style-name="T1">Protection: 40</text:span> </text:p>
            <text:p text:style-name="P44"><text:span text:style-name="T1">Magic: Calypso</text:span> </text:p>
            <text:p text:style-name="P44"><text:span text:style-name="T1">Wizard: topOfTheTop</text:span> </text:p>
            <text:p text:style-name="P44"><text:span text:style-name="T1">Health: 50</text:span> </text:p>
            <text:p text:style-name="P44"><text:span text:style-name="T1">Protection: 50</text:span> </text:p>
            <text:p text:style-name="P44"><text:span text:style-name="T1">Magic: Faye</text:span> </text:p>
          </table:table-cell>
        </table:table-row>
      </table:table>
      <text:p text:style-name="P2"> </text:p>
      <text:section text:style-name="Sect1" text:name="{ae64027f-871a-4319-8227-eb2e56b07eb9}{242}">
        <text:p text:style-name="P1"/>
      </text:section>
      <table:table table:name="Table2" table:style-name="Table2">
        <table:table-column table:style-name="Table2.A"/>
        <table:table-row>
          <table:table-cell table:style-name="Table2.A1" office:value-type="string">
            <text:p text:style-name="P44"><text:span text:style-name="T1">Input</text:span> </text:p>
          </table:table-cell>
        </table:table-row>
        <table:table-row>
          <table:table-cell table:style-name="Table2.A2" office:value-type="string">
            <text:p text:style-name="P44"><text:span text:style-name="T1">AddMagic RedMagic Calypso 100</text:span> </text:p>
            <text:p text:style-name="P44"><text:span text:style-name="T1">AddMagic RedMagic Faye 100</text:span> </text:p>
            <text:p text:style-name="P44"><text:span text:style-name="T1">AddMagic BlackMagic Luna</text:span> <text:span text:style-name="T1">15</text:span> </text:p>
            <text:p text:style-name="P44"><text:span text:style-name="T1">AddMagic BlackMagic Iris 25</text:span> </text:p>
            <text:p text:style-name="P44"><text:span text:style-name="T1">AddMagician Wizard bestWizz 50 44 Calypso</text:span> </text:p>
            <text:p text:style-name="P44"><text:soft-page-break/><text:span text:style-name="T1">AddMagician Wizard topOfTheTop 50 0 Faye</text:span> </text:p>
            <text:p text:style-name="P44"><text:span text:style-name="T1">AddMagician BlackWidow AlexJs 100 100 Iris</text:span> </text:p>
            <text:p text:style-name="P44"><text:span text:style-name="T1">AddMagician BlackWidow WidowSara 100 100 Sabrina</text:span> </text:p>
            <text:p text:style-name="P44"><text:span text:style-name="T1">StartGame</text:span> </text:p>
            <text:p text:style-name="P44"><text:span text:style-name="T1">Report</text:span> </text:p>
            <text:p text:style-name="P44"><text:span text:style-name="T1">Exit</text:span> </text:p>
          </table:table-cell>
        </table:table-row>
        <table:table-row>
          <table:table-cell table:style-name="Table2.A2" office:value-type="string">
            <text:p text:style-name="P44"><text:span text:style-name="T1">Output</text:span> </text:p>
          </table:table-cell>
        </table:table-row>
        <table:table-row>
          <table:table-cell table:style-name="Table2.A2" office:value-type="string">
            <text:p text:style-name="P44"><text:span text:style-name="T1">Successfully added magic Calypso.</text:span> </text:p>
            <text:p text:style-name="P44"><text:span text:style-name="T1">Successfully added magic Faye.</text:span> </text:p>
            <text:p text:style-name="P44"><text:span text:style-name="T1">Successfully added magic Luna.</text:span> </text:p>
            <text:p text:style-name="P44"><text:span text:style-name="T1">Successfully added magic Iris.</text:span> </text:p>
            <text:p text:style-name="P44"><text:span text:style-name="T1">Successfully added magician bestWizz.</text:span> </text:p>
            <text:p text:style-name="P44"><text:span text:style-name="T1">Successfully added magician topOfTheTop.</text:span> </text:p>
            <text:p text:style-name="P44"><text:span text:style-name="T1">Successfully added magician AlexJs.</text:span> </text:p>
            <text:p text:style-name="P44"><text:span text:style-name="T1">Magic cannot be found!</text:span> </text:p>
            <text:p text:style-name="P44"><text:span text:style-name="T1">Wizards win!</text:span> </text:p>
            <text:p text:style-name="P44"><text:span text:style-name="T1">BlackWidow: AlexJs</text:span> </text:p>
            <text:p text:style-name="P44"><text:span text:style-name="T1">Health: 0</text:span> </text:p>
            <text:p text:style-name="P44"><text:span text:style-name="T1">Protection: 0</text:span> </text:p>
            <text:p text:style-name="P44"><text:span text:style-name="T1">Magic: Iris</text:span> </text:p>
            <text:p text:style-name="P44"><text:span text:style-name="T1">Wizard: topOfTheTop</text:span> </text:p>
            <text:p text:style-name="P44"><text:span text:style-name="T1">Health: 40</text:span> </text:p>
            <text:p text:style-name="P44"><text:span text:style-name="T1">Protection: 0</text:span> </text:p>
            <text:p text:style-name="P44"><text:span text:style-name="T1">Magic: Faye</text:span> </text:p>
            <text:p text:style-name="P44"><text:span text:style-name="T1">Wizard: bestWizz</text:span> </text:p>
            <text:p text:style-name="P44"><text:span text:style-name="T1">Health: 50</text:span> </text:p>
            <text:p text:style-name="P44"><text:span text:style-name="T1">Protection: 34</text:span> </text:p>
            <text:p text:style-name="P44"><text:span text:style-name="T1">Magic: Calypso</text:span> </text:p>
          </table:table-cell>
        </table:table-row>
      </table:table>
      <text:p text:style-name="P4"><text:span text:style-name="T1"/></text:p>
      <text:p text:style-name="P4"><text:span text:style-name="T1">Task 3: Unit Tests (100 points)</text:span> </text:p>
      <text:p text:style-name="P2"><text:span text:style-name="T1"/></text:p>
      <text:p text:style-name="P2"><text:span text:style-name="T1">You will receive a skeleton with three classes inside – Main, Magic,</text:span> <text:span text:style-name="T1">and Magician. Magician</text:span> <text:span text:style-name="T1">class will have some methods, fields, and constructors. Cover the whole class with the unit test to make sure that the class is working as intended.</text:span> <text:span text:style-name="T2">In Judge, you upload .zip</text:span> <text:span text:style-name="T2">to </text:span><text:span text:style-name="T3">magicGame</text:span> <text:span text:style-name="T2">(</text:span><text:span text:style-name="T1">with</text:span> <text:span text:style-name="T1">MagicianTests</text:span> <text:span text:style-name="T1">inside</text:span><text:span text:style-name="T2">)</text:span> <text:span text:style-name="T2">from the skeleton.</text:span> </text:p>
      <text:p text:style-name="P2"><text:span text:style-name="T1">The imports you will need are</text:span> <text:span text:style-name="T1">org.junit.Assert and</text:span> <text:span text:style-name="T1">org.junit.Test.</text:span> <text:span text:style-name="T2">You may also have additional ones that are default (</text:span><text:span text:style-name="T1">for example</text:span> <text:span text:style-name="T1">java.unit.List</text:span><text:span text:style-name="T2">)</text:span><text:span text:style-name="T1">.</text:span>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4-23T18:47:43.61</meta:creation-date>
    <meta:document-statistic meta:table-count="2" meta:image-count="0" meta:object-count="0" meta:page-count="9" meta:paragraph-count="242" meta:word-count="1672" meta:character-count="10866"/>
    <dc:date>2023-04-23T18:57:08.82</dc:date>
    <meta:editing-duration>PT9M25S</meta:editing-duration>
    <meta:editing-cycles>1</meta:editing-cycles>
    <meta:generator>OpenOffice/4.1.14$Win32 OpenOffice.org_project/4114m1$Build-9811</meta:generator>
  </office:meta>
</office:document-meta>
</file>